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8cm" svg:height="9.005cm" svg:x="4.873cm" svg:y="0.531cm">
            <draw:object draw:notify-on-update-of-ranges="Hoja1.B2:Hoja1.B6 Hoja1.A2:Hoja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.984cm" svg:y="10.864cm">
            <draw:object draw:notify-on-update-of-ranges="Hoja1.A25:Hoja1.A29 Hoja1.B25:Hoja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.53002" calcext:value-type="float">
            <text:p>2,530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.7148" calcext:value-type="float">
            <text:p>5,714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.49925" calcext:value-type="float">
            <text:p>11,4992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8.29569" calcext:value-type="float">
            <text:p>18,2956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1.70884" calcext:value-type="float">
            <text:p>31,7088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2.1579098" calcext:value-type="float">
            <text:p>2,15790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234301" calcext:value-type="float">
            <text:p>8,523430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1.6569694" calcext:value-type="float">
            <text:p>31,65696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0.635219" calcext:value-type="float">
            <text:p>40,63521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6.70199" calcext:value-type="float">
            <text:p>46,70199</text:p>
          </table:table-cell>
          <table:table-cell office:value-type="float" office:value="5000" calcext:value-type="float">
            <text:p>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8:43:35.699710260</meta:creation-date>
    <dc:date>2024-10-22T09:16:07.583335328</dc:date>
    <meta:editing-duration>PT1M50S</meta:editing-duration>
    <meta:editing-cycles>1</meta:editing-cycles>
    <meta:document-statistic meta:table-count="1" meta:cell-count="2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2.122cm" svg:y="0.344cm" chart:style-name="ch2">
          <text:p>Tiempo de ejecución vs tamaño de arreglo con BuubleSort</text:p>
        </chart:title>
        <chart:legend chart:legend-position="end" svg:x="12.962cm" svg:y="4.204cm" style:legend-expansion="high" chart:style-name="ch3"/>
        <chart:plot-area chart:style-name="ch4" table:cell-range-address="Hoja1.A2:Hoja1.B6" svg:x="1.33cm" svg:y="1.275cm" svg:width="11.313cm" svg:height="6.57cm">
          <chart:coordinate-region svg:x="2.322cm" svg:y="1.474cm" svg:width="10.134cm" svg:height="5.724cm"/>
          <chart:axis chart:dimension="x" chart:name="primary-x" chart:style-name="ch5">
            <chart:title svg:x="5.659cm" svg:y="8.025cm" chart:style-name="ch6">
              <text:p>Tiempo promedio</text:p>
            </chart:title>
          </chart:axis>
          <chart:axis chart:dimension="y" chart:name="primary-y" chart:style-name="ch7">
            <chart:title svg:x="0.451cm" svg:y="6.033cm" chart:style-name="ch8">
              <text:p>Tamaño del arreglo</text:p>
            </chart:title>
            <chart:grid chart:style-name="ch9" chart:class="major"/>
          </chart:axis>
          <chart:series chart:style-name="ch10" chart:values-cell-range-address="Hoja1.B2:Hoja1.B6" chart:class="chart:scatter">
            <chart:domain table:cell-range-address="Hoja1.A2:Hoja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3002">
                <text:p>2.53002</text:p>
                <draw:g>
                  <svg:desc>Hoja1.A2:Hoja1.A6</svg:desc>
                </draw:g>
              </table:table-cell>
              <table:table-cell office:value-type="float" office:value="1000">
                <text:p>1000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148">
                <text:p>5.71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9925">
                <text:p>11.4992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9569">
                <text:p>18.295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70884">
                <text:p>31.70884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121cm" svg:y="0.316cm" chart:style-name="ch2">
          <text:p>Tiempo de ejecución vs tamaño de arreglos con QuickSort</text:p>
        </chart:title>
        <chart:legend chart:legend-position="end" svg:x="12.961cm" svg:y="4.203cm" style:legend-expansion="high" chart:style-name="ch3"/>
        <chart:plot-area chart:style-name="ch4" table:cell-range-address="Hoja1.A25:Hoja1.B29" svg:x="1.33cm" svg:y="1.275cm" svg:width="11.312cm" svg:height="6.569cm">
          <chart:coordinate-region svg:x="2.322cm" svg:y="1.475cm" svg:width="10.133cm" svg:height="5.722cm"/>
          <chart:axis chart:dimension="x" chart:name="primary-x" chart:style-name="ch5">
            <chart:title svg:x="5.659cm" svg:y="8.024cm" chart:style-name="ch6">
              <text:p>Tiempo promedio</text:p>
            </chart:title>
          </chart:axis>
          <chart:axis chart:dimension="y" chart:name="primary-y" chart:style-name="ch7">
            <chart:title svg:x="0.451cm" svg:y="5.992cm" chart:style-name="ch8">
              <text:p>Tamaño de arreglo</text:p>
            </chart:title>
            <chart:grid chart:style-name="ch9" chart:class="major"/>
          </chart:axis>
          <chart:series chart:style-name="ch10" chart:values-cell-range-address="Hoja1.B25:Hoja1.B29" chart:class="chart:scatter">
            <chart:domain table:cell-range-address="Hoja1.A25:Hoja1.A29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79098">
                <text:p>2.1579098</text:p>
                <draw:g>
                  <svg:desc>Hoja1.A25:Hoja1.A29</svg:desc>
                </draw:g>
              </table:table-cell>
              <table:table-cell office:value-type="float" office:value="1000">
                <text:p>1000</text:p>
                <draw:g>
                  <svg:desc>Hoja1.B25:Hoja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234301">
                <text:p>8.52343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6569694">
                <text:p>31.656969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635219">
                <text:p>40.6352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70199">
                <text:p>46.70199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